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mmar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mmar.setType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mmar.Grammar( String src , String scope , String t , String caching , String fetchint ,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ammar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mmar.Grammar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mmar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mmar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mmar.Grammar( String src ,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mmar.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